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roducts_5f_im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s_imag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w_id</text:p>
          </table:table-cell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image_id</text:p>
          </table:table-cell>
          <table:table-cell table:style-name="ce1" office:value-type="string" calcext:value-type="string">
            <text:p>active</text:p>
          </table:table-cell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21:38:16.3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s_5f_images" style:display-name="PageStyle_products_im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date>2018-08-24T21:38:46.625000000</dc:date>
    <meta:editing-duration>PT30S</meta:editing-duration>
    <meta:editing-cycles>1</meta:editing-cycles>
    <meta:document-statistic meta:table-count="1" meta:cell-count="104" meta:object-count="0"/>
  </office:meta>
</office:document-meta>
</file>